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secase.getNodesToL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getStateMach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secase.getParameterAsString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secase.initializeParametersIfNotD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secase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secase.prepare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doCheckExecution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get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configure( Configuration confi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AbstractUsecase.checkoutRestrictedTo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isOptimis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addInfo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etSourc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getParameterAsInteger( String name , in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secase.do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delete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clearError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addErrorMessage( String message , String [ ] _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etSession( org . apache . lenya . cms . repository .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etView( UsecaseView 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getTargetURL( boolean succe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secase.adv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getParamet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secase.setParameter( String name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Usecase.getInfo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hasErr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secas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execute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Usecase.getExitQueryString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Usecase.getError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tart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secase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secase.setDefaultTarget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cance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secase.canCheckOut( Node [ ] objec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Usecase.addErrorMessages( String [ ] messa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Usecase.getParameterAsString( String name , String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Usecase.setTestSession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secase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Usecas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doCheckPost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checkPrecondi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Usecase.getP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checkExecution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Usecase.addInfoMessage( String message , String [ ] _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addError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doCheckPrecond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do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getDocument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Usecase.clearInfo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ini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Usecase.checkEvent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dumpError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secase.contextualiz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etExi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getParameter( String name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secase.lockInvolvedObjects( Node [ ] objec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Usecase.hasInfo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Usecase.advanceState( String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Usecase.setPart( String name , Par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Usecase.lockInvolvedObjec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Usecase.getBooleanCheckbox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Usecase.checkPostcondi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Usecase.getParameterAsBoolean( String name , boolean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Usecase.get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